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style:font-name="Tahoma" officeooo:rsid="001c6f99" officeooo:paragraph-rsid="001c6f99"/>
    </style:style>
    <style:style style:name="P3" style:family="paragraph" style:parent-style-name="Standard">
      <style:text-properties style:font-name="Tahoma" fo:font-size="12pt" officeooo:rsid="00254153" officeooo:paragraph-rsid="00254153" style:font-size-asian="12pt" style:font-size-complex="12pt"/>
    </style:style>
    <style:style style:name="P4" style:family="paragraph" style:parent-style-name="Standard">
      <style:text-properties style:font-name="Tahoma" fo:font-size="12pt" fo:font-weight="normal" officeooo:rsid="00372fdc" officeooo:paragraph-rsid="00372fdc" style:font-size-asian="12pt" style:font-weight-asian="normal" style:font-size-complex="12pt" style:font-weight-complex="normal"/>
    </style:style>
    <style:style style:name="P5" style:family="paragraph" style:parent-style-name="Standard">
      <style:text-properties style:font-name="Tahoma" fo:font-size="12pt" fo:font-weight="normal" officeooo:rsid="002b9d97" officeooo:paragraph-rsid="00337426" style:font-size-asian="12pt" style:font-weight-asian="normal" style:font-size-complex="12pt" style:font-weight-complex="normal"/>
    </style:style>
    <style:style style:name="P6" style:family="paragraph" style:parent-style-name="Standard">
      <style:text-properties style:font-name="Tahoma" fo:font-size="12pt" fo:font-weight="normal" officeooo:rsid="003bc7ec" officeooo:paragraph-rsid="003bc7ec" style:font-size-asian="12pt" style:font-weight-asian="normal" style:font-size-complex="12pt" style:font-weight-complex="normal"/>
    </style:style>
    <style:style style:name="P7" style:family="paragraph" style:parent-style-name="Standard">
      <style:text-properties style:font-name="Tahoma" officeooo:rsid="002fcf67" officeooo:paragraph-rsid="002fcf67"/>
    </style:style>
    <style:style style:name="P8" style:family="paragraph" style:parent-style-name="Standard">
      <style:text-properties style:font-name="Tahoma" officeooo:rsid="0031eeaf" officeooo:paragraph-rsid="0031eeaf"/>
    </style:style>
    <style:style style:name="P9" style:family="paragraph" style:parent-style-name="Standard">
      <style:text-properties style:font-name="Tahoma" officeooo:rsid="00328084" officeooo:paragraph-rsid="00337426"/>
    </style:style>
    <style:style style:name="P10" style:family="paragraph" style:parent-style-name="Standard">
      <style:text-properties style:font-name="Tahoma" officeooo:rsid="0033ea9a" officeooo:paragraph-rsid="0033ea9a"/>
    </style:style>
    <style:style style:name="P11" style:family="paragraph" style:parent-style-name="Standard">
      <style:text-properties style:font-name="Tahoma" officeooo:rsid="00372fdc" officeooo:paragraph-rsid="00386abe"/>
    </style:style>
    <style:style style:name="P12" style:family="paragraph" style:parent-style-name="Standard">
      <style:text-properties style:font-name="Tahoma" officeooo:rsid="00386abe" officeooo:paragraph-rsid="00386abe"/>
    </style:style>
    <style:style style:name="P13" style:family="paragraph" style:parent-style-name="Standard">
      <style:text-properties fo:font-size="12pt" officeooo:rsid="00372fdc" officeooo:paragraph-rsid="00372fdc" style:font-size-asian="12pt" style:font-size-complex="12pt"/>
    </style:style>
    <style:style style:name="P14" style:family="paragraph" style:parent-style-name="Standard">
      <style:text-properties fo:font-size="12pt" officeooo:paragraph-rsid="001d144f" style:font-size-asian="10.5pt" style:font-size-complex="12pt"/>
    </style:style>
    <style:style style:name="P15" style:family="paragraph" style:parent-style-name="Standard">
      <style:text-properties fo:font-variant="normal" fo:text-transform="none" fo:color="#000000" style:font-name="Tahoma" fo:letter-spacing="normal" fo:font-style="normal" fo:font-weight="normal" officeooo:rsid="003efdde" officeooo:paragraph-rsid="003efdde" style:font-weight-asian="normal" style:font-weight-complex="normal"/>
    </style:style>
    <style:style style:name="P16" style:family="paragraph" style:parent-style-name="Standard" style:list-style-name="L1">
      <style:text-properties officeooo:paragraph-rsid="0033ea9a"/>
    </style:style>
    <style:style style:name="P17" style:family="paragraph" style:parent-style-name="Standard" style:list-style-name="L2">
      <style:text-properties style:font-name="Tahoma" officeooo:rsid="00337426" officeooo:paragraph-rsid="0033ea9a"/>
    </style:style>
    <style:style style:name="P18" style:family="paragraph" style:parent-style-name="Standard" style:list-style-name="L2">
      <style:text-properties style:font-name="Tahoma" officeooo:rsid="00337426" officeooo:paragraph-rsid="00337426"/>
    </style:style>
    <style:style style:name="P19" style:family="paragraph" style:parent-style-name="Standard" style:list-style-name="L3">
      <style:text-properties style:font-name="Tahoma" officeooo:rsid="0033ea9a" officeooo:paragraph-rsid="0033ea9a"/>
    </style:style>
    <style:style style:name="P20" style:family="paragraph" style:parent-style-name="Standard" style:list-style-name="L4">
      <style:text-properties style:font-name="Tahoma" officeooo:rsid="0033ea9a" officeooo:paragraph-rsid="0033ea9a"/>
    </style:style>
    <style:style style:name="P21" style:family="paragraph" style:parent-style-name="Standard" style:list-style-name="L6">
      <style:text-properties style:font-name="Tahoma" officeooo:rsid="0033ea9a" officeooo:paragraph-rsid="0033ea9a"/>
    </style:style>
    <style:style style:name="P22" style:family="paragraph" style:parent-style-name="Standard" style:list-style-name="L4">
      <style:text-properties style:font-name="Tahoma" officeooo:rsid="003475bd" officeooo:paragraph-rsid="003475bd"/>
    </style:style>
    <style:style style:name="P23" style:family="paragraph" style:parent-style-name="Standard" style:list-style-name="L5">
      <style:text-properties style:font-name="Tahoma" officeooo:rsid="003654f9" officeooo:paragraph-rsid="003654f9"/>
    </style:style>
    <style:style style:name="P24" style:family="paragraph" style:parent-style-name="Standard" style:list-style-name="L5">
      <style:text-properties style:font-name="Tahoma" officeooo:rsid="00372fdc" officeooo:paragraph-rsid="00372fdc"/>
    </style:style>
    <style:style style:name="P25" style:family="paragraph" style:parent-style-name="Standard" style:list-style-name="L6">
      <style:text-properties style:font-name="Tahoma" officeooo:rsid="00372fdc" officeooo:paragraph-rsid="00372fdc"/>
    </style:style>
    <style:style style:name="P26" style:family="paragraph" style:parent-style-name="Standard">
      <style:text-properties style:font-name="Tahoma" fo:font-size="12pt" officeooo:paragraph-rsid="003efdde" style:font-size-asian="12pt" style:font-size-complex="12pt"/>
    </style:style>
    <style:style style:name="P27" style:family="paragraph" style:parent-style-name="Standard" style:list-style-name="L7">
      <style:text-properties fo:color="#000000" style:font-name="Tahoma" fo:font-size="12pt" fo:font-weight="normal" officeooo:rsid="003bc7ec" officeooo:paragraph-rsid="003bc7ec" style:font-size-asian="12pt" style:font-weight-asian="normal" style:font-size-complex="12pt" style:font-weight-complex="normal"/>
    </style:style>
    <style:style style:name="P28" style:family="paragraph" style:parent-style-name="Standard" style:list-style-name="L7">
      <style:text-properties fo:color="#000000" style:font-name="Tahoma" officeooo:paragraph-rsid="003d76b8"/>
    </style:style>
    <style:style style:name="P29" style:family="paragraph" style:parent-style-name="Standard" style:list-style-name="L7">
      <style:text-properties fo:color="#000000" style:font-name="Tahoma" fo:font-weight="bold" officeooo:rsid="003e5bd4" officeooo:paragraph-rsid="003e5bd4" style:font-weight-asian="bold" style:font-weight-complex="bold"/>
    </style:style>
    <style:style style:name="P30" style:family="paragraph" style:parent-style-name="Standard" style:list-style-name="L7">
      <style:text-properties fo:color="#666666" style:font-name="Tahoma" fo:font-size="12pt" fo:font-weight="normal" officeooo:rsid="003c69b0" officeooo:paragraph-rsid="003c69b0" style:font-size-asian="12pt" style:font-weight-asian="normal" style:font-size-complex="12pt" style:font-weight-complex="normal"/>
    </style:style>
    <style:style style:name="P31" style:family="paragraph" style:parent-style-name="Standard" style:list-style-name="L7">
      <style:text-properties fo:font-variant="normal" fo:text-transform="none" fo:color="#666666" style:font-name="Tahoma" fo:letter-spacing="normal" fo:font-style="normal" officeooo:rsid="003d76b8" officeooo:paragraph-rsid="003d76b8"/>
    </style:style>
    <style:style style:name="P32" style:family="paragraph" style:parent-style-name="Standard" style:list-style-name="L7">
      <style:text-properties fo:font-variant="normal" fo:text-transform="none" fo:color="#666666" style:font-name="Tahoma" fo:letter-spacing="normal" fo:font-style="normal" fo:font-weight="normal" officeooo:rsid="003e5bd4" officeooo:paragraph-rsid="003e5bd4" style:font-weight-asian="normal" style:font-weight-complex="normal"/>
    </style:style>
    <style:style style:name="P33" style:family="paragraph" style:parent-style-name="Standard" style:list-style-name="L7">
      <style:text-properties fo:font-variant="normal" fo:text-transform="none" fo:color="#666666" style:font-name="Tahoma" fo:letter-spacing="normal" fo:font-style="normal" fo:font-weight="normal" officeooo:rsid="003e9df7" officeooo:paragraph-rsid="003e9df7" style:font-weight-asian="normal" style:font-weight-complex="normal"/>
    </style:style>
    <style:style style:name="P34" style:family="paragraph" style:parent-style-name="Standard" style:list-style-name="L7">
      <style:text-properties fo:font-variant="normal" fo:text-transform="none" fo:color="#000000" style:font-name="Tahoma" fo:letter-spacing="normal" fo:font-style="normal" fo:font-weight="bold" officeooo:rsid="003e9df7" officeooo:paragraph-rsid="003e9df7" style:font-weight-asian="bold" style:font-weight-complex="bold"/>
    </style:style>
    <style:style style:name="P35" style:family="paragraph" style:parent-style-name="Text_20_body" style:list-style-name="L8">
      <style:text-properties style:font-name="Tahoma" fo:font-size="12pt" officeooo:rsid="003f060c" officeooo:paragraph-rsid="003f060c" style:font-size-asian="12pt" style:font-size-complex="12pt"/>
    </style:style>
    <style:style style:name="P36" style:family="paragraph" style:parent-style-name="Heading_20_1">
      <style:paragraph-properties fo:text-align="center" style:justify-single-word="false"/>
      <style:text-properties officeooo:rsid="002fcf67" officeooo:paragraph-rsid="002fcf67"/>
    </style:style>
    <style:style style:name="P37" style:family="paragraph" style:parent-style-name="Heading_20_2">
      <style:text-properties fo:font-size="16pt" style:font-size-asian="16pt" style:font-size-complex="16pt"/>
    </style:style>
    <style:style style:name="P38" style:family="paragraph" style:parent-style-name="Heading_20_2">
      <style:text-properties style:font-name="Liberation Sans" fo:font-size="12pt" officeooo:rsid="00337426" style:font-size-asian="12pt" style:font-size-complex="12pt"/>
    </style:style>
    <style:style style:name="P39" style:family="paragraph" style:parent-style-name="Heading_20_2">
      <style:text-properties style:font-name="Liberation Sans" fo:font-size="14pt" fo:font-weight="normal" officeooo:rsid="00254153" officeooo:paragraph-rsid="0031eeaf" style:font-size-asian="14pt" style:font-weight-asian="normal" style:font-size-complex="14pt" style:font-weight-complex="normal"/>
    </style:style>
    <style:style style:name="P40" style:family="paragraph" style:parent-style-name="Heading_20_2">
      <style:text-properties style:font-name="Liberation Sans" fo:font-size="14pt" fo:font-weight="normal" officeooo:rsid="0031eeaf" officeooo:paragraph-rsid="0031eeaf" style:font-size-asian="14pt" style:font-weight-asian="normal" style:font-size-complex="14pt" style:font-weight-complex="normal"/>
    </style:style>
    <style:style style:name="P41" style:family="paragraph" style:parent-style-name="Heading_20_2">
      <style:text-properties fo:font-size="12pt" style:font-size-asian="12pt" style:font-size-complex="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386abe" style:font-size-asian="12pt" style:font-weight-asian="normal" style:font-size-complex="12pt" style:font-weight-complex="normal"/>
    </style:style>
    <style:style style:name="T3" style:family="text">
      <style:text-properties fo:font-size="12pt" fo:font-weight="normal" officeooo:rsid="003d76b8" style:font-size-asian="12pt" style:font-weight-asian="normal" style:font-size-complex="12pt" style:font-weight-complex="normal"/>
    </style:style>
    <style:style style:name="T4" style:family="text">
      <style:text-properties fo:font-size="12pt" fo:font-weight="bold" officeooo:rsid="003d76b8" style:font-size-asian="12pt" style:font-weight-asian="bold" style:font-size-complex="12pt" style:font-weight-complex="bold"/>
    </style:style>
    <style:style style:name="T5" style:family="text">
      <style:text-properties style:font-name="Tahoma" officeooo:rsid="00328084"/>
    </style:style>
    <style:style style:name="T6" style:family="text">
      <style:text-properties style:font-name="Tahoma" officeooo:rsid="0032c371"/>
    </style:style>
    <style:style style:name="T7" style:family="text">
      <style:text-properties style:font-name="Tahoma" officeooo:rsid="0033ea9a"/>
    </style:style>
    <style:style style:name="T8" style:family="text">
      <style:text-properties style:font-name="Tahoma" fo:font-weight="normal" style:font-weight-asian="normal" style:font-weight-complex="normal"/>
    </style:style>
    <style:style style:name="T9" style:family="text">
      <style:text-properties style:font-name="Tahoma" fo:font-weight="normal" officeooo:rsid="00328084" style:font-weight-asian="normal" style:font-weight-complex="normal"/>
    </style:style>
    <style:style style:name="T10" style:family="text">
      <style:text-properties style:font-name="Tahoma" fo:font-size="12pt" fo:font-weight="normal" officeooo:rsid="003d76b8" style:font-size-asian="12pt" style:font-weight-asian="normal" style:font-size-complex="12pt" style:font-weight-complex="normal"/>
    </style:style>
    <style:style style:name="T11" style:family="text">
      <style:text-properties officeooo:rsid="002fe57e"/>
    </style:style>
    <style:style style:name="T12" style:family="text">
      <style:text-properties officeooo:rsid="0031eeaf"/>
    </style:style>
    <style:style style:name="T13" style:family="text">
      <style:text-properties officeooo:rsid="003475bd"/>
    </style:style>
    <style:style style:name="T14" style:family="text">
      <style:text-properties officeooo:rsid="00372fdc"/>
    </style:style>
    <style:style style:name="T15" style:family="text">
      <style:text-properties officeooo:rsid="0038540d"/>
    </style:style>
    <style:style style:name="T16" style:family="text">
      <style:text-properties officeooo:rsid="00391028"/>
    </style:style>
    <style:style style:name="T17" style:family="text">
      <style:text-properties officeooo:rsid="003c69b0"/>
    </style:style>
    <style:style style:name="T18" style:family="text">
      <style:text-properties fo:font-variant="normal" fo:text-transform="none" style:font-name="Tahoma" fo:letter-spacing="normal" fo:font-style="normal"/>
    </style:style>
    <style:style style:name="T19" style:family="text">
      <style:text-properties fo:font-variant="normal" fo:text-transform="none" style:font-name="Tahoma" fo:letter-spacing="normal" fo:font-style="normal" officeooo:rsid="003d76b8"/>
    </style:style>
    <style:style style:name="T20" style:family="text">
      <style:text-properties fo:font-variant="normal" fo:text-transform="none" style:font-name="Tahoma" fo:letter-spacing="normal" fo:font-style="normal"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fcf67" style:font-weight-asian="normal" style:font-weight-complex="normal"/>
    </style:style>
    <style:style style:name="T24" style:family="text">
      <style:text-properties fo:font-weight="normal" officeooo:rsid="0031eeaf" style:font-weight-asian="normal" style:font-weight-complex="normal"/>
    </style:style>
    <style:style style:name="T25" style:family="text">
      <style:text-properties fo:font-weight="normal" officeooo:rsid="00372fdc" style:font-weight-asian="normal" style:font-weight-complex="normal"/>
    </style:style>
    <style:style style:name="T26" style:family="text">
      <style:text-properties style:text-line-through-style="solid" style:text-line-through-type="single"/>
    </style:style>
    <style:style style:name="T27" style:family="text">
      <style:text-properties style:text-line-through-style="solid" style:text-line-through-type="single" officeooo:rsid="0038540d"/>
    </style:style>
    <style:style style:name="T28" style:family="text">
      <style:text-properties style:text-line-through-style="none" style:text-line-through-type="none" officeooo:rsid="0038540d"/>
    </style:style>
    <style:style style:name="T29" style:family="text">
      <style:text-properties style:text-line-through-style="none" style:text-line-through-type="none" officeooo:rsid="003efdde"/>
    </style:style>
    <style:style style:name="T30" style:family="text">
      <style:text-properties officeooo:rsid="003f060c"/>
    </style:style>
    <style:style style:name="T31" style:family="text">
      <style:text-properties officeooo:rsid="00460b10"/>
    </style:style>
    <style:style style:name="T32" style:family="text">
      <style:text-properties officeooo:rsid="004769bb"/>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text:span text:style-name="T12">estausdokumentti</text:span></text:h>
      <text:p text:style-name="P1"/>
      <text:p text:style-name="P2"/>
      <text:h text:style-name="P37" text:outline-level="2"><text:span text:style-name="T23">1. </text:span><text:span text:style-name="T24">Mitä </text:span><text:span text:style-name="T25">ja miten</text:span><text:span text:style-name="T24"> on testattu</text:span></text:h>
      <text:p text:style-name="P13"><text:span text:style-name="T9">T</text:span><text:span text:style-name="T8">ekoälyn pelimenestystä on testattu 1000 kierroksen peleillä joita on toistettu 5 kertaa ja otettu keskiarvo kaikkien pelissä voitettujen ja hävittyjen erien suhteesta.</text:span></text:p>
      <text:p text:style-name="P4"/>
      <text:h text:style-name="P38" text:outline-level="2">1.) Yleinen ohjelman tehokkuus:</text:h>
      <text:list xml:id="list6430173682177388686" text:style-name="L1">
        <text:list-item>
          <text:p text:style-name="P16"><text:span text:style-name="T5">1 000 000 kierrosta ai vs ai peliä </text:span><text:span text:style-name="T7">(molemmilla 3 strategiaa käytössä) </text:span><text:span text:style-name="T5">suoriutui </text:span><text:span text:style-name="T6">keskimäärin noin</text:span><text:span text:style-name="T5"> 900:ssa millisekunnissa.</text:span></text:p>
        </text:list-item>
      </text:list>
      <text:p text:style-name="P9"/>
      <text:h text:style-name="P41" text:outline-level="2">2.) Algoritmien kykyä pelata toisiaan vastaan ilman metastrategioita:</text:h>
      <text:list xml:id="list3356048917741280447" text:style-name="L2">
        <text:list-item>
          <text:p text:style-name="P17">MarkovFirst voittaa 60% MarkovSecond:iä vastaan pelatuista kierroksista.</text:p>
        </text:list-item>
        <text:list-item>
          <text:p text:style-name="P18">MarkovSecond voittaa 100% StupidAi:ta vastaan pelatuista kierroksista.</text:p>
        </text:list-item>
        <text:list-item>
          <text:p text:style-name="P18">Muut algoritmit olivat tasavahvuisia keskenään.</text:p>
        </text:list-item>
      </text:list>
      <text:p text:style-name="P7"><text:tab/></text:p>
      <text:h text:style-name="P41" text:outline-level="2">3.) Metastrategioiden määrän vaikutus pelimenestykseen toista tekoälyä vastaan:</text:h>
      <text:list xml:id="list3626744679677807438" text:style-name="L3">
        <text:list-item>
          <text:p text:style-name="P19">Yleisesti ottaen suurempi määrä metastrategioita antaa suuremman todennäköisyyden voittaa pelin</text:p>
        </text:list-item>
        <text:list-item>
          <text:p text:style-name="P19">1 vs 4-6 metastrategiaa häviää 100% kierroksista.</text:p>
        </text:list-item>
        <text:list-item>
          <text:p text:style-name="P19">2 vs 5-6 metastrategiaa häviää 80% kierroksista.</text:p>
        </text:list-item>
        <text:list-item>
          <text:p text:style-name="P19">3 vs 4-6 metastrategiaa häviää hieman yli puolet kierroksista.</text:p>
        </text:list-item>
        <text:list-item>
          <text:p text:style-name="P19">Loput yhdistelmät olivat tasavahvuisia keskenään.</text:p>
        </text:list-item>
      </text:list>
      <text:p text:style-name="P10"/>
      <text:h text:style-name="P41" text:outline-level="2">4.) Decayn vaikutus pelimenestykseen toista tekoälyä vastaan:</text:h>
      <text:list xml:id="list5057192546133329120" text:style-name="L4">
        <text:list-item>
          <text:p text:style-name="P20">Kun kaksi <text:span text:style-name="T13">identtistä</text:span> tekoälyä pelaa keskenään <text:span text:style-name="T13">yhdellä metastrategialla</text:span>, decay:tä käyttävä häviää <text:span text:style-name="T13">noin</text:span> 55% kierroksista.</text:p>
        </text:list-item>
        <text:list-item>
          <text:p text:style-name="P22">Kun kaksi identtistä tekoälyä pelaa keskenään kuudella metastrategialla, decay:tä käyttävä voittaa noin 55% kierroksista</text:p>
        </text:list-item>
        <text:list-item>
          <text:p text:style-name="P22">Johtopäätöksenä voidaan todeta, että decay:n käyttäminen tuo etua kun käytetään monta metastrategiaa.</text:p>
        </text:list-item>
      </text:list>
      <text:p text:style-name="P10"/>
      <text:h text:style-name="P41" text:outline-level="2">5.) Eri algoritmiyhdistelmien pelimenestys ihmispelaajaa vastaan</text:h>
      <text:list xml:id="list3921666918583916457" text:style-name="L5">
        <text:list-item>
          <text:p text:style-name="P23">Automatisoitu testaus vaikeaa, koska tekoälyn ensimmäiset siirrot ovat satunnaisia ja <text:span text:style-name="T14">voivat</text:span> vaikuttavat pelin lopputulokseen yllättävän paljon.</text:p>
        </text:list-item>
        <text:list-item>
          <text:p text:style-name="P24">Tällä hetkellä TestPlayer <text:span text:style-name="T15">(pelaa vanhoja pelejä automaattisesti)</text:span> <text:span text:style-name="T26">voittaa lähes aina tekoälyn tietyllä valintayhdistelmällä. </text:span><text:span text:style-name="T27">Ilmeisesti yksikään strategia ei vielä havaitse toistuvia kuvioita tarpeeksi tehokkaasti</text:span><text:span text:style-name="T28">. </text:span><text:span text:style-name="T29">Pattern-recognition-algoritmin avulla tekoäly onnistui voittamaan kyseisen pelin merkittävän useasti.</text:span></text:p>
        </text:list-item>
        <text:list-item>
          <text:p text:style-name="P23">MarkovFirst ja MarkovSecond yhdistelmää käyttävä tekoäly voittaa noin 60% itseäni vastaan pelatuista kierroksista ja 70% testihenkilöä vastaan pelatuista kierroksista.</text:p>
        </text:list-item>
        <text:list-item>
          <text:p text:style-name="P23"><text:soft-page-break/>Yleensä kaikkien kuuden metastrategian käyttö on turhaa ja jopa haitallista, koska tekoäly voi “huomata” että pelaaja:lla olisi jokin monimutkainen strategia käytössä, vaikka todellisuudessa tätä ei olisi tapahtunut. Tällöin eri metastrategioiden välinen vaihtelu voi tuottaa <text:span text:style-name="T14">epäloogisia</text:span> valintoja pelaajan näkökulmasta.</text:p>
        </text:list-item>
      </text:list>
      <text:p text:style-name="P10"/>
      <text:p text:style-name="P10"/>
      <text:h text:style-name="P41" text:outline-level="2"><text:span text:style-name="T14">6</text:span>.) Yksikkötestausta:</text:h>
      <text:list xml:id="list196378079865844831" text:style-name="L6">
        <text:list-item>
          <text:p text:style-name="P21">Testattu että markovin malleihin perustuvat algoritmit antavat aina todennäköisimmän valinnan.</text:p>
        </text:list-item>
        <text:list-item>
          <text:p text:style-name="P25">Peli toimii oikein: tarkistaa pelaajien kädet ja päivittää tulokset.</text:p>
        </text:list-item>
        <text:list-item>
          <text:p text:style-name="P25">StrategyHandler pisteyttää strategiat viime kierroksen tulosten perusteella ja osaa valita parhaiten menestyneen metastrategian ehdotuksen.</text:p>
        </text:list-item>
      </text:list>
      <text:p text:style-name="P5"/>
      <text:h text:style-name="P41" text:outline-level="2">7.) Suorituskyky muita netissä olevia tekoälyjä vastaan.</text:h>
      <text:p text:style-name="P26"><text:s/>(Pelasin oman ohjelman avustamana muita tekoälyjä vastaan. Laitoin nettipeliin tekoälyn ehdottamat kädet ja vastauksena annoin tekoälylle netin tekoälyn valinnat.)</text:p>
      <text:p text:style-name="P6"/>
      <text:list xml:id="list7652286503457012291" text:style-name="L7">
        <text:list-item>
          <text:p text:style-name="P27"><text:span text:style-name="T21">nytimes.com</text:span>: Novice, 50 erää: Voitot: 2<text:span text:style-name="T31">8</text:span>, Tasapelit: <text:span text:style-name="T31">6</text:span>, Häviöt: 1<text:span text:style-name="T31">5</text:span></text:p>
          <text:list>
            <text:list-item>
              <text:p text:style-name="P30">Metastrategioiden pisteytyksestä pystyi näkemään, että nettiversion tekoäly käytti jotain MarkovSecondin tapaista algoritmia, mihin oma tekoäly pystyi hyvin vastaamaan.</text:p>
            </text:list-item>
          </text:list>
        </text:list-item>
        <text:list-item>
          <text:p text:style-name="P27"><text:span text:style-name="T21">nytimes.com</text:span>: Veteran, 50 erää: <text:span text:style-name="T17">Voitot: 17, Tasapelit: 20, Häviöt: 13</text:span></text:p>
          <text:list>
            <text:list-item>
              <text:p text:style-name="P30">Peli oli tasainen koko matkan, eikä suuria eroja metastrategioiden pisteytyksessäkään syntynyt. Lopputuloksena tekoäly vaihtoi niin usein metastrategiaa, että peliä voisi kutsua täysin sattumanvaraiseksi. <text:span text:style-name="T32">Loppua kohden oma tekoäly alkoi kuitenkin pärjätä, mutta en vielä vetäisi johtopäätöksiä siitä.</text:span></text:p>
            </text:list-item>
          </text:list>
        </text:list-item>
        <text:list-item>
          <text:p text:style-name="P28"><text:span text:style-name="T4">RPSContest.com</text:span><text:span text:style-name="T3">:</text:span><text:span text:style-name="T10"> </text:span><text:span text:style-name="T18">zai_switch_markov1_ml: </text:span><text:span text:style-name="T19">Voitot: 21, Tasapelit: 11, Häviöt: 10</text:span></text:p>
          <text:list>
            <text:list-item>
              <text:p text:style-name="P31">Kyseinen algoritmi perustuu ilmeisesti myös markovin malleihin, mikä selittäisi oman tekoälyn menestyksen. Vastapuolella ei todennäköisesti ollut metastrategioita käytössä, koska sivuston ideanan on luokitella algoritmien menestystä ihmistä vastaan ja ihmiset harvemmin tekevät markovin malleja vastustajan siirroista.</text:p>
            </text:list-item>
          </text:list>
        </text:list-item>
        <text:list-item>
          <text:p text:style-name="P29"><text:span text:style-name="T18">RPSContest.com</text:span><text:span text:style-name="T20">: fltbot: Voitot: 14, Tasapelit: 18, Häviöt 20</text:span></text:p>
          <text:list>
            <text:list-item>
              <text:p text:style-name="P32">Tällä hetkellä sivuston parhaaksi rankattu algoritmi voitti melko selkeästi omani, eikä ihme sillä se perustui myös täysin samoihin metastrategioihin. Olisi mielenkiintoista selvittää mihin itse vastapuolen ennustusalgoritmi perustui ja luoda sille oma vasta-algoritmi.</text:p>
            </text:list-item>
          </text:list>
        </text:list-item>
        <text:list-item>
          <text:p text:style-name="P34">Tekoäly “x”: <text:span text:style-name="T22">Voitot: 33, <text:s/>Tasapelit: 10, Häviöt: 6</text:span></text:p>
          <text:list>
            <text:list-item>
              <text:p text:style-name="P33">Tekoäly pystyi alun tasaisen pelin jälkeen tunnistamaan vastustajan käyttämän algoritmin (Pattern recognition) ja onnistui lopuksi voittamaan lähes joka siirrolla. Tehokkuus yllätti itsenikin.</text:p>
              <text:p text:style-name="P33"/>
            </text:list-item>
          </text:list>
        </text:list-item>
      </text:list>
      <text:h text:style-name="P41" text:outline-level="2">8.) Eri vaikeustasojen <text:span text:style-name="T30">vaikutus pelimenestykseen</text:span></text:h>
      <text:list xml:id="list5573667972764973115" text:style-name="L8">
        <text:list-item>
          <text:p text:style-name="P35">Helppo: voittaa itseni ja testaajat lähes joka kerta. Perustuu “StupidAI”:hin joka käyttää kahta metastrategiaa.</text:p>
        </text:list-item>
        <text:list-item>
          <text:p text:style-name="P35"><text:soft-page-break/>Keskitaso: </text:p>
        </text:list-item>
        <text:list-item>
          <text:p text:style-name="P35">Haastava: </text:p>
        </text:list-item>
      </text:list>
      <text:p text:style-name="P15"><text:tab/></text:p>
      <text:p text:style-name="P3"/>
      <text:h text:style-name="P39" text:outline-level="2"><text:span text:style-name="T11">3</text:span>. <text:span text:style-name="T12">Miten testit voidaan toistaa</text:span></text:h>
      <text:p text:style-name="P4">Tekoäly vs Tekoäly-testien toisto vaatii Game-luokassa kahden StrategyHandlerin luomisen, tarvittavien parametrien käytön ja tarvittavien algoritmien lisäyksen StrategyHandleriin.</text:p>
      <text:p text:style-name="P11"><text:span text:style-name="T1">Jos haluat </text:span><text:span text:style-name="T2">testata itse tekoälyä, niin Game-luokassa täytyy lukea “p1 = new Player();” ja “p2 = new StrategyHandler(2, metastrategioiden_määrä, 0.95, onkoDecayPäällä);” sekä lisätä tarvittavat algoritmit p2:lle käsin. Tämän voisi tehdä valikkojen kautta tulevaisuudessa.</text:span></text:p>
      <text:h text:style-name="P40" text:outline-level="2">4. Tilastoja</text:h>
      <text:p text:style-name="P8"/>
      <text:p text:style-name="P8"><draw:frame draw:style-name="fr1" draw:name="Objekti1" text:anchor-type="paragraph" svg:width="16cm" svg:height="8.999cm" draw:z-index="0"><draw:object xlink:href="./Object 1" xlink:type="simple" xlink:show="embed" xlink:actuate="onLoad"/><draw:image xlink:href="./ObjectReplacements/Object 1" xlink:type="simple" xlink:show="embed" xlink:actuate="onLoad"/></draw:frame></text:p>
      <text:p text:style-name="P12">Taulukossa tulokset eri metastrategioiden vaikutuksesta voittoprosenttiin kun käytössä on yksi algoritmi. Alhaalla on “pelaajan” metastrategioiden määrä, palkeissa on voittoprosentti eri metastrategioiden määrää vastaan. <text:span text:style-name="T16">Esim “4 meta”-kohdasta nähdään kuinka 4 vs 1 metastrategia voittaa aina, koska neljäs metastrategia olettaa, että vastustaja käyttää samaa algoritmia pelaajaa vastaan.</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2-26T20:12:57.315000000</dc:date>
    <meta:editing-duration>P1DT12H2M40S</meta:editing-duration>
    <meta:editing-cycles>23</meta:editing-cycles>
    <meta:generator>LibreOffice/4.2.7.2$Windows_x86 LibreOffice_project/933c0aa564ec4f8883ed5732c866db48dca4dac5</meta:generator>
    <meta:document-statistic meta:table-count="0" meta:image-count="0" meta:object-count="1" meta:page-count="3" meta:paragraph-count="52" meta:word-count="685" meta:character-count="5621" meta:non-whitespace-character-count="50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
      <style:chart-properties chart:link-data-style-to-source="true"/>
      <style:graphic-properties draw:stroke="none" draw:fill-color="#579d1c"/>
      <style:text-properties fo:font-size="10pt" style:font-size-asian="10pt" style:font-size-complex="10pt"/>
    </style:style>
    <style:style style:name="ch11" style:family="chart" style:data-style-name="N10">
      <style:chart-properties chart:link-data-style-to-source="true"/>
      <style:graphic-properties draw:stroke="none" draw:fill-color="#7e0021"/>
      <style:text-properties fo:font-size="10pt" style:font-size-asian="10pt" style:font-size-complex="10pt"/>
    </style:style>
    <style:style style:name="ch12" style:family="chart" style:data-style-name="N10">
      <style:chart-properties chart:link-data-style-to-source="true"/>
      <style:graphic-properties draw:stroke="none"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186cm" svg:y="2.955cm" style:legend-expansion="high" chart:style-name="ch2"/>
        <chart:plot-area chart:style-name="ch3" chart:data-source-has-labels="both" svg:x="0.319cm" svg:y="0.179cm" svg:width="13.548cm" svg:height="8.641cm">
          <chartooo:coordinate-region svg:x="1.443cm" svg:y="0.379cm" svg:width="12.424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meta</text:p>
              </table:table-cell>
              <table:table-cell office:value-type="string">
                <text:p>2 meta</text:p>
              </table:table-cell>
              <table:table-cell office:value-type="string">
                <text:p>3 meta</text:p>
              </table:table-cell>
              <table:table-cell office:value-type="string">
                <text:p>4 meta</text:p>
              </table:table-cell>
              <table:table-cell office:value-type="string">
                <text:p>5 meta</text:p>
              </table:table-cell>
              <table:table-cell office:value-type="string">
                <text:p>6 meta</text:p>
              </table:table-cell>
            </table:table-row>
          </table:table-header-rows>
          <table:table-rows>
            <table:table-row>
              <table:table-cell office:value-type="string">
                <text:p>1 meta</text:p>
              </table:table-cell>
              <table:table-cell office:value-type="float" office:value="0.5">
                <text:p>0.5</text:p>
              </table:table-cell>
              <table:table-cell office:value-type="float" office:value="0.55">
                <text:p>0.55</text:p>
              </table:table-cell>
              <table:table-cell office:value-type="float" office:value="0.45">
                <text:p>0.4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 meta</text:p>
              </table:table-cell>
              <table:table-cell office:value-type="float" office:value="0.45">
                <text:p>0.4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2">
                <text:p>0.2</text:p>
              </table:table-cell>
              <table:table-cell office:value-type="float" office:value="0.2">
                <text:p>0.2</text:p>
              </table:table-cell>
            </table:table-row>
            <table:table-row>
              <table:table-cell office:value-type="string">
                <text:p>3 meta</text:p>
              </table:table-cell>
              <table:table-cell office:value-type="float" office:value="0.55">
                <text:p>0.5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48">
                <text:p>0.48</text:p>
              </table:table-cell>
              <table:table-cell office:value-type="float" office:value="0.48">
                <text:p>0.48</text:p>
              </table:table-cell>
            </table:table-row>
            <table:table-row>
              <table:table-cell office:value-type="string">
                <text:p>4 meta</text:p>
              </table:table-cell>
              <table:table-cell office:value-type="float" office:value="1">
                <text:p>1</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48">
                <text:p>0.48</text:p>
              </table:table-cell>
            </table:table-row>
            <table:table-row>
              <table:table-cell office:value-type="string">
                <text:p>5 meta</text:p>
              </table:table-cell>
              <table:table-cell office:value-type="float" office:value="1">
                <text:p>1</text:p>
              </table:table-cell>
              <table:table-cell office:value-type="float" office:value="0.78">
                <text:p>0.78</text:p>
              </table:table-cell>
              <table:table-cell office:value-type="float" office:value="0.51">
                <text:p>0.51</text:p>
              </table:table-cell>
              <table:table-cell office:value-type="float" office:value="0.5">
                <text:p>0.5</text:p>
              </table:table-cell>
              <table:table-cell office:value-type="float" office:value="0.5">
                <text:p>0.5</text:p>
              </table:table-cell>
              <table:table-cell office:value-type="float" office:value="0.48">
                <text:p>0.48</text:p>
              </table:table-cell>
            </table:table-row>
            <table:table-row>
              <table:table-cell office:value-type="string">
                <text:p>6 meta</text:p>
              </table:table-cell>
              <table:table-cell office:value-type="float" office:value="1">
                <text:p>1</text:p>
              </table:table-cell>
              <table:table-cell office:value-type="float" office:value="0.78">
                <text:p>0.78</text:p>
              </table:table-cell>
              <table:table-cell office:value-type="float" office:value="0.52">
                <text:p>0.52</text:p>
              </table:table-cell>
              <table:table-cell office:value-type="float" office:value="0.51">
                <text:p>0.51</text:p>
              </table:table-cell>
              <table:table-cell office:value-type="float" office:value="0.51">
                <text:p>0.51</text:p>
              </table:table-cell>
              <table:table-cell office:value-type="float" office:value="0.5">
                <text:p>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Windows_x86 LibreOffice_project/933c0aa564ec4f8883ed5732c866db48dca4dac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